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48" style:parent-style-name="Fuentedepárrafopredeter." style:family="text">
      <style:text-properties style:font-name="Arial" style:font-name-complex="Arial" fo:font-size="16pt" style:font-size-asian="16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56" style:parent-style-name="Fuentedepárrafopredeter." style:family="text">
      <style:text-properties style:font-name="Arial" style:font-name-complex="Arial" fo:font-size="16pt" style:font-size-asian="16pt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Fuentedepárrafopredeter." style:family="text">
      <style:text-properties style:font-name="Arial" style:font-name-complex="Arial" fo:font-size="16pt" style:font-size-asian="16pt"/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72" style:parent-style-name="Fuentedepárrafopredeter." style:family="text">
      <style:text-properties style:font-name="Arial" style:font-name-complex="Arial" fo:font-size="16pt" style:font-size-asian="16pt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541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90" style:parent-style-name="Fuentedepárrafopredeter." style:family="text">
      <style:text-properties style:font-name="Arial" style:font-name-complex="Arial" fo:font-size="16pt" style:font-size-asian="16pt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P114" style:parent-style-name="Citadestacada" style:family="paragraph">
      <style:paragraph-properties fo:margin-left="0in">
        <style:tab-stops/>
      </style:paragraph-properties>
      <style:text-properties fo:font-size="19pt" style:font-size-asian="19pt" fo:language="es" fo:country="MX"/>
    </style:style>
    <style:style style:name="P11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16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/>
    </style:style>
    <style:style style:name="P117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/>
    </style:style>
    <style:style style:name="P11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1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0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1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4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GoBack"/><text:bookmark-end text:name="_GoBack"/></text:p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</text:span><text:span text:style-name="T48">Fundamentos de Programación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<text:span text:style-name="T56">1102</text:span>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<text:span text:style-name="T64">1</text:span></text:p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/>
            <text:p text:style-name="P71"><text:span text:style-name="T72">Aguilar Plascencia Laura Fabiola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Semestre:</text:p>
          </table:table-cell>
          <table:table-cell table:style-name="TableCell87">
            <text:p text:style-name="P88"/>
            <text:p text:style-name="P89"><text:span text:style-name="T90">Semestre 1</text:span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/>
            <text:p text:style-name="P98"><text:span text:style-name="T99">18-Agosto-2017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p text:style-name="P112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  <text:p text:style-name="P114">Guía práctica de estudio 01: La computación como herramienta de trabajo del profesional de ingeniería</text:p>
      <text:p text:style-name="P115"/>
      <text:p text:style-name="P116">Objetivo:</text:p>
      <text:p text:style-name="P117"/>
      <text:p text:style-name="P118"><text:s/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p text:style-name="P119"/>
      <text:p text:style-name="P120">Reporte:</text:p>
      <text:p text:style-name="P121"/>
      <text:p text:style-name="P122">En esta práctica los temas que se trataron fueron principalmente sobre los diferentes tipos se almacenamiento a los que podemos tener acceso fácilmente y que nos ofrecen empresas como:<text:s/>Microsoft<text:s/>quien nos da la oportunidad de utilizar OneNote por medio de SkyDrive<text:s/>o Google que nos facilita el crear, compartir, etc documentos de manera rápida y con la posibilidad de trabajar en colaboración sin tener que trabajar en una sola máquina.</text:p>
      <text:p text:style-name="P123"/>
      <text:p text:style-name="P124">También realizamos búsquedas avanzadas utilizando términos específicos según<text:s/>los resultados que queríamos obtener, ya sea encontrar información que tenga cierta palabra (+palabra) o una búsqueda por título, entre otras.</text:p>
      <text:p text:style-name="P125"/>
      <text:p text:style-name="P126">Posteriormente realizamos una actividad en casa que consistía en crear un repositorio en GitHup<text:s/>(registro de trabajo para la organización de un proyecto) donde realizamos 4 commit (registro de archivos para una nueva versión)<text:s/>para que de esta manera más adelante pueda ver los cambios que se realizaron.</text:p>
      <text:p text:style-name="P127"/>
      <text:p text:style-name="P128">Conclusión:</text:p>
      <text:p text:style-name="P129"/>
      <text:p text:style-name="P130">El uso de esta plataforma hace más fácil el compartir proyectos y los trabajos colaborativos, sin contar que es una práctica para<text:s/>futuros proyectos ya sea por parte de la facultad o por fuera.</text:p>
      <text:p text:style-name="P131"/>
      <text:p text:style-name="P132">El manejo de las herramientas del internet nos facilita<text:s/>la búsqueda pues de esta manera conseguimos resultados eficaces.<text:s/></text:p>
      <text:p text:style-name="P133"/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8-19T01:51:00Z</meta:creation-date>
    <dc:date>2017-08-19T01:58:00Z</dc:date>
    <meta:template xlink:href="Normal" xlink:type="simple"/>
    <meta:editing-cycles>1</meta:editing-cycles>
    <meta:editing-duration>PT180S</meta:editing-duration>
    <meta:document-statistic meta:page-count="1" meta:paragraph-count="4" meta:word-count="337" meta:character-count="2187" meta:row-count="15" meta:non-whitespace-character-count="1854"/>
  </office:meta>
</office:document-meta>
</file>